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ourier New"/>
    </style:style>
    <style:style style:name="P4" style:family="paragraph" style:parent-style-name="Standard" style:list-style-name="L3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left="0in" fo:margin-right="0in" fo:text-indent="0in" style:auto-text-indent="false"/>
    </style:style>
    <style:style style:name="P9" style:family="paragraph" style:parent-style-name="Text_20_body" style:list-style-name="L3">
      <style:paragraph-properties fo:margin-left="0in" fo:margin-right="0in" fo:text-indent="0in" style:auto-text-indent="false"/>
    </style:style>
    <style:style style:name="P10" style:family="paragraph" style:parent-style-name="Text_20_body" style:list-style-name="L5">
      <style:paragraph-properties fo:margin-left="0.4925in" fo:margin-right="0in" fo:text-indent="0in" style:auto-text-indent="false"/>
    </style:style>
    <style:style style:name="P11" style:family="paragraph" style:parent-style-name="Text_20_body" style:list-style-name="L6">
      <style:paragraph-properties fo:margin-left="0.4925in" fo:margin-right="0in" fo:text-indent="0in" style:auto-text-indent="false"/>
    </style:style>
    <style:style style:name="T1" style:family="text">
      <style:text-properties style:font-name="Thorndale"/>
    </style:style>
    <style:style style:name="T2" style:family="text">
      <style:text-properties style:font-name="Thorndale" fo:background-color="#ffff00"/>
    </style:style>
    <style:style style:name="T3" style:family="text">
      <style:text-properties style:font-name="Courier New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-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7 Demo 1: Discovering Ergonomic Selections</text:h>
      <text:p text:style-name="Text_20_body">This exercise demonstrates the actions you can take to tell what defaults ergonomics chooses.</text:p>
      <text:p text:style-name="Text_20_body">Slide id: 266</text:p>
      <text:h text:style-name="Heading_20_3" text:outline-level="3">Required Software</text:h>
      <text:list text:style-name="L1">
        <text:list-item>
          <text:p text:style-name="P5">Any OS</text:p>
        </text:list-item>
        <text:list-item>
          <text:p text:style-name="P5">JDK 1.5 or higher</text:p>
        </text:list-item>
      </text:list>
      <text:h text:style-name="Heading_20_3" text:outline-level="3">Objective</text:h>
      <text:list text:style-name="L2">
        <text:list-item>
          <text:p text:style-name="P6">Use the P-XX:+PrintCommandLineFlags command line option to tell the defaults chosen by ergonomics.</text:p>
        </text:list-item>
      </text:list>
      <text:h text:style-name="Heading_20_3" text:outline-level="3">Preparations</text:h>
      <text:p text:style-name="Text_20_body">Verify and if required download and install Java SE 5 or later.</text:p>
      <text:list text:style-name="L3">
        <text:list-item>
          <text:p text:style-name="P7">Verify if you are running Java SE 5 or later. To check enter the following command on a terminal window:</text:p>
        </text:list-item>
      </text:list>
      <text:p text:style-name="P1"><text:s/>java -version</text:p>
      <text:list text:style-name="L4">
        <text:list-item>
          <text:list>
            <text:list-header>
              <text:p text:style-name="P8">If the response is: java version 1.5.0_00 or later you can bypass the next step and proceed to the Instructions subsection.</text:p>
            </text:list-header>
          </text:list>
        </text:list-item>
      </text:list>
      <text:list text:style-name="L3" text:continue-numbering="true">
        <text:list-item>
          <text:p text:style-name="P9">Down load and <text:s/>install the latest version of Java SE from <text:a xlink:type="simple" xlink:href="http://visualvm.dev.java.net/">http://java.sun.com/javase/downloads/index.jsp</text:a>. </text:p>
        </text:list-item>
      </text:list>
      <text:p text:style-name="P1">Add the bin subdirectory of the Java SE version, to the OS PATH variable.</text:p>
      <text:list text:style-name="L3" text:continue-numbering="true">
        <text:list-header>
          <text:p text:style-name="P4"/>
        </text:list-header>
      </text:list>
      <text:h text:style-name="Heading_20_3" text:outline-level="3">Instructions</text:h>
      <text:list text:style-name="L3">
        <text:list-item text:start-value="1">
          <text:p text:style-name="P7">Open a command line window and enter the following command:</text:p>
        </text:list-item>
      </text:list>
      <text:p text:style-name="P2">java -XX:+PrintCommandLineFlags -version </text:p>
      <text:list text:style-name="L3" text:continue-numbering="true">
        <text:list-item>
          <text:p text:style-name="P7"><text:span text:style-name="T1">If the output returned includes </text:span><text:span text:style-name="T3">-clien</text:span><text:span text:style-name="T1">t, then ergonomics says the </text:span><text:span text:style-name="T2">HotSpot server JVM</text:span><text:span text:style-name="T1"> is not able to be run on this machine due to resource constraints. </text:span></text:p>
        </text:list-item>
      </text:list>
      <text:p text:style-name="P1"><text:span text:style-name="T1">In that case use the following output collected from a server class machine (</text:span>a two socket, quad core Intel system with 8GB of RAM) to identify the choices made by ergonomics:</text:p>
      <text:p text:style-name="P3">./java -XX:+PrintCommandLineFlags -version <text:line-break/>-XX:MaxHeapSize=1073741824 -XX:ParallelGCThreads=8 <text:line-break/>-XX:+PrintCommandLineFlags -XX:+UseParallelGC <text:line-break/>java version "1.6.0_06-p" <text:line-break/>Java(TM) SE Runtime Environment (build 1.6.0_06-p-b02) <text:line-break/>Java HotSpot(TM) Server VM (build 13.0-b02, mixed mode) </text:p>
      <text:p text:style-name="P1">You should identify the selections made by ergonomics for the following:</text:p>
      <text:list text:style-name="L5">
        <text:list-item>
          <text:p text:style-name="P10"><text:soft-page-break/>The maximum heap size</text:p>
        </text:list-item>
        <text:list-item>
          <text:p text:style-name="P10">The garbage collector used</text:p>
        </text:list-item>
        <text:list-item>
          <text:p text:style-name="P10">The number of threads allocated for GC</text:p>
        </text:list-item>
      </text:list>
      <text:list text:style-name="L3" text:continue-numbering="true">
        <text:list-item>
          <text:p text:style-name="P9">If the <text:s/><text:span text:style-name="T1">output returned did not include </text:span><text:span text:style-name="T3">-clien</text:span><text:span text:style-name="T1">t, then use the output to identify the selections made by ergonomics.</text:span></text:p>
        </text:list-item>
      </text:list>
      <text:list text:style-name="L6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umberland" style:font-name-asian="Cumberland" style:font-name-complex="Cumberlan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sok</meta:initial-creator>
    <meta:creation-date>2008-06-26T11:17:04</meta:creation-date>
    <dc:creator>charlie hunt</dc:creator>
    <dc:date>2008-08-01T07:48:04</dc:date>
    <dc:language>en-US</dc:language>
    <meta:editing-cycles>20</meta:editing-cycles>
    <meta:editing-duration>PT15H43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291" meta:character-count="1789"/>
  </office:meta>
</office:document-meta>
</file>